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Fossa<text:tab/></text:p>
      <text:p text:style-name="Standard"><text:s text:c="38"/>A fossa has claws like like cats</text:p>
      <text:p text:style-name="Standard"><text:s text:c="38"/>a long tail <text:s/>and round ears </text:p>
      <text:p text:style-name="Standard"><text:s/><text:tab/><text:tab/> <text:s text:c="9"/>although it shares some adaption</text:p>
      <text:p text:style-name="Standard"><text:s text:c="34"/>with cats, the fossa is closely related</text:p>
      <text:p text:style-name="Standard"><text:s text:c="34"/>to the mongooses and civets.</text:p>
      <text:p text:style-name="Standard"><text:s text:c="35"/>It's coat is short,usually a rich brown</text:p>
      <text:p text:style-name="Standard"><text:s text:c="34"/>with a golden tinge, the fossa's tail makes</text:p>
      <text:p text:style-name="Standard"><text:s text:c="34"/>up about a half of a mammal's length !</text:p>
      <text:p text:style-name="Standard"><text:tab/><text:tab/><text:tab/>That extra long helps the fossa balance</text:p>
      <text:p text:style-name="Standard"><text:tab/><text:tab/><text:tab/>and jump from branch to branch.</text:p>
      <text:p text:style-name="Standard"><text:tab/><text:tab/><text:tab/>It has retractable claws like those of a</text:p>
      <text:p text:style-name="Standard"><text:tab/><text:tab/><text:tab/>a cat help it climb down a tree head first.</text:p>
      <text:p text:style-name="Standard"><text:tab/><text:tab/><text:tab/></text:p>
      <text:p text:style-name="Standard"><text:tab/><text:tab/></text:p>
      <text:p text:style-name="Standard"><text:s text:c="34"/>Natives only to the island of Madagascar</text:p>
      <text:p text:style-name="Standard"><text:s text:c="33"/>off the east coast of <text:s/>Africa <text:s/>the, fossa has</text:p>
      <text:p text:style-name="Standard"><text:s text:c="35"/>puzzled scientist since the 1830's.</text:p>
      <text:p text:style-name="Standard"><text:tab/><text:tab/><text:tab/>A fossa is very intelligent, agile</text:p>
      <text:p text:style-name="Standard"><text:tab/><text:tab/><text:tab/><text:tab/><text:tab/><text:tab/><text:tab/><text:tab/></text:p>
      <text:p text:style-name="Standard"><text:tab/><text:tab/><text:tab/>with ease high up in trees of their</text:p>
      <text:p text:style-name="Standard"><text:s/><text:tab/><text:tab/><text:tab/>forest home,even though they can weigh up to 22</text:p>
      <text:p text:style-name="Standard"><text:tab/><text:tab/><text:tab/>pounds <text:s/>(10 killograms.) <text:tab/></text:p>
      <text:p text:style-name="Standard"><text:tab/><text:tab/><text:tab/>There was still more to learn about the</text:p>
      <text:p text:style-name="Standard"><text:tab/><text:tab/><text:tab/>rare fossa. Recently <text:s/>it was <text:s/>believed</text:p>
      <text:p text:style-name="Standard"><text:tab/><text:tab/><text:tab/>the fossa were <text:s/>nocturnal because</text:p>
      <text:p text:style-name="Standard"><text:tab/><text:tab/><text:tab/>they were so hard to find in the</text:p>
      <text:p text:style-name="Standard"><text:s/><text:tab/><text:tab/><text:tab/>wild. Recent studies show that</text:p>
      <text:p text:style-name="Standard"><text:tab/><text:tab/><text:tab/>fossas nap <text:s/></text:p>
      <text:p text:style-name="Standard"><text:s text:c="29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6:14:17</meta:creation-date>
    <dc:date>2013-02-28T12:22:59</dc:date>
    <meta:editing-duration>PT15M5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0" meta:word-count="167" meta:character-count="1337" meta:non-whitespace-character-count="730"/>
  </office:meta>
</office:document-meta>
</file>